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400000014BB76E25B1E08CCE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imes New Roman" svg:font-family="'Times New Roman'"/>
    <style:font-face style:name="Verdana" svg:font-family="Verdana, Genev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1043in" fo:margin-right="0.1043in" fo:margin-top="0.1043in" fo:margin-bottom="0.1043in" loext:contextual-spacing="false" fo:line-height="150%" fo:orphans="2" fo:widows="2" fo:text-indent="0in" style:auto-text-indent="false"/>
      <style:text-properties fo:font-variant="normal" fo:text-transform="none" fo:color="#000000" fo:letter-spacing="normal"/>
    </style:style>
    <style:style style:name="P2" style:family="paragraph" style:parent-style-name="Text_20_body">
      <style:paragraph-properties fo:margin-left="0.1043in" fo:margin-right="0.1043in" fo:margin-top="0.1043in" fo:margin-bottom="0.1043in" loext:contextual-spacing="false" fo:line-height="150%" fo:orphans="2" fo:widows="2" fo:text-indent="0in" style:auto-text-indent="false"/>
      <style:text-properties fo:font-variant="normal" fo:text-transform="none" fo:color="#000000" fo:letter-spacing="normal" style:font-name-asian="Verdana" style:font-size-asian="9.75pt" style:font-style-asian="normal" style:font-weight-asian="normal"/>
    </style:style>
    <style:style style:name="P3" style:family="paragraph" style:parent-style-name="Text_20_body">
      <style:paragraph-properties fo:margin-left="0.1043in" fo:margin-right="0.1043in" fo:margin-top="0.1043in" fo:margin-bottom="0.1043in" loext:contextual-spacing="false" fo:line-height="150%" fo:orphans="2" fo:widows="2" fo:text-indent="0in" style:auto-text-indent="false"/>
      <style:text-properties fo:font-variant="normal" fo:text-transform="none" fo:color="#000000" style:font-name="Verdana" fo:font-size="9.75pt" fo:letter-spacing="normal" fo:font-style="normal" fo:font-weight="normal"/>
    </style:style>
    <style:style style:name="P4" style:family="paragraph" style:parent-style-name="Text_20_body">
      <style:paragraph-properties fo:margin-left="0.1043in" fo:margin-right="0.1043in" fo:margin-top="0.1043in" fo:margin-bottom="0.1043in" loext:contextual-spacing="false" fo:line-height="150%" fo:orphans="2" fo:widows="2" fo:text-indent="0in" style:auto-text-indent="false"/>
    </style:style>
    <style:style style:name="P5" style:family="paragraph" style:parent-style-name="Text_20_body">
      <style:paragraph-properties fo:margin-left="0in" fo:margin-right="0in" fo:margin-top="0.052in" fo:margin-bottom="0.0972in" loext:contextual-spacing="false" fo:line-height="150%" fo:orphans="2" fo:widows="2" fo:text-indent="0in" style:auto-text-indent="false"/>
      <style:text-properties fo:font-variant="normal" fo:text-transform="none" fo:color="#000080" style:text-line-through-style="none" style:text-line-through-type="none" fo:letter-spacing="normal" style:text-underline-style="none" style:text-blinking="false" fo:background-color="#f5f5f5" loext:padding="0in" loext:border="none"/>
    </style:style>
    <style:style style:name="P6" style:family="paragraph" style:parent-style-name="Heading_20_4">
      <style:paragraph-properties fo:margin-left="0in" fo:margin-right="0in" fo:orphans="2" fo:widows="2" fo:text-indent="0in" style:auto-text-indent="false"/>
      <style:text-properties fo:font-variant="normal" fo:text-transform="none" fo:color="#000000" fo:letter-spacing="normal"/>
    </style:style>
    <style:style style:name="P7"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fo:background-color="#f5f5f5" loext:padding="0.052in" loext:border="0.06pt solid #cccccc"/>
    </style:style>
    <style:style style:name="P8" style:family="paragraph" style:parent-style-name="Preformatted_20_Text">
      <style:paragraph-properties fo:margin-left="0in" fo:margin-right="0in" fo:margin-top="0in" fo:margin-bottom="0in" loext:contextual-spacing="false" fo:line-height="150%" fo:orphans="2" fo:widows="2" fo:text-indent="0in" style:auto-text-indent="false"/>
      <style:text-properties fo:font-variant="normal" fo:text-transform="none" fo:color="#000000" style:font-name="Courier New" fo:font-size="9pt" fo:letter-spacing="normal" fo:font-style="normal" fo:font-weight="normal" fo:background-color="#f5f5f5" loext:padding="0.052in" loext:border="0.06pt solid #cccccc"/>
    </style:style>
    <style:style style:name="P9"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fo:letter-spacing="normal" fo:background-color="#f5f5f5" loext:padding="0.052in" loext:border="0.06pt solid #cccccc"/>
    </style:style>
    <style:style style:name="P10" style:family="paragraph" style:parent-style-name="Heading_20_5">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fo:letter-spacing="normal"/>
    </style:style>
    <style:style style:name="P11" style:family="paragraph" style:parent-style-name="Text_20_body">
      <style:paragraph-properties fo:margin-top="0.052in" fo:margin-bottom="0.0972in" loext:contextual-spacing="false" fo:line-height="150%" fo:orphans="2" fo:widows="2"/>
      <style:text-properties fo:font-variant="normal" fo:text-transform="none" fo:color="#000080" style:text-line-through-style="none" style:text-line-through-type="none" fo:letter-spacing="normal" style:text-underline-style="none" style:text-blinking="false" fo:background-color="#f5f5f5" loext:padding="0in" loext:border="none"/>
    </style:style>
    <style:style style:name="P12" style:family="paragraph" style:parent-style-name="Heading_20_4">
      <style:text-properties fo:font-variant="normal" fo:text-transform="none" fo:color="#000000" fo:letter-spacing="normal"/>
    </style:style>
    <style:style style:name="P13" style:family="paragraph" style:parent-style-name="Preformatted_20_Text">
      <style:paragraph-properties fo:margin-top="0in" fo:margin-bottom="0in" loext:contextual-spacing="false" fo:line-height="150%" fo:orphans="2" fo:widows="2"/>
      <style:text-properties fo:font-variant="normal" fo:text-transform="none" fo:color="#000000" style:font-name="Courier New" fo:font-size="9pt" fo:letter-spacing="normal" fo:font-style="normal" fo:font-weight="normal" fo:background-color="#f5f5f5" loext:padding="0.052in" loext:border="0.06pt solid #cccccc"/>
    </style:style>
    <style:style style:name="P14" style:family="paragraph" style:parent-style-name="Preformatted_20_Text">
      <style:paragraph-properties fo:margin-top="0in" fo:margin-bottom="0in" loext:contextual-spacing="false" fo:orphans="2" fo:widows="2"/>
      <style:text-properties fo:font-variant="normal" fo:text-transform="none" fo:color="#000000" style:font-name="Courier New" fo:font-size="9pt" fo:letter-spacing="normal" fo:font-style="normal" fo:font-weight="normal" fo:background-color="#f5f5f5" loext:padding="0.052in" loext:border="0.06pt solid #cccccc"/>
    </style:style>
    <style:style style:name="P15" style:family="paragraph" style:parent-style-name="Preformatted_20_Text">
      <style:paragraph-properties fo:margin-top="0in" fo:margin-bottom="0in" loext:contextual-spacing="false" fo:line-height="150%" fo:orphans="2" fo:widows="2"/>
      <style:text-properties fo:font-variant="normal" fo:text-transform="none" fo:color="#000000" fo:letter-spacing="normal" fo:background-color="#f5f5f5" loext:padding="0.052in" loext:border="0.06pt solid #cccccc"/>
    </style:style>
    <style:style style:name="P16" style:family="paragraph" style:parent-style-name="Heading_20_5">
      <style:text-properties fo:font-variant="normal" fo:text-transform="none" fo:color="#000000" fo:letter-spacing="normal"/>
    </style:style>
    <style:style style:name="P17" style:family="paragraph" style:parent-style-name="Text_20_body">
      <style:text-properties fo:font-variant="normal" fo:text-transform="none" fo:color="#000000" fo:letter-spacing="normal"/>
    </style:style>
    <style:style style:name="P18" style:family="paragraph" style:parent-style-name="Text_20_body">
      <style:paragraph-properties fo:margin-left="0in" fo:margin-right="0in" fo:margin-top="0in" fo:margin-bottom="0in" loext:contextual-spacing="false" fo:line-height="150%" fo:text-indent="0in" style:auto-text-indent="false"/>
    </style:style>
    <style:style style:name="P19" style:family="paragraph" style:parent-style-name="Text_20_body">
      <style:paragraph-properties fo:margin-left="0in" fo:margin-right="0in" fo:margin-top="0in" fo:margin-bottom="0in" loext:contextual-spacing="false" fo:line-height="150%" fo:text-indent="0.3335in" style:auto-text-indent="false"/>
    </style:style>
    <style:style style:name="P20" style:family="paragraph" style:parent-style-name="Text_20_body">
      <style:paragraph-properties fo:margin-left="0in" fo:margin-right="0in" fo:margin-top="0in" fo:margin-bottom="0in" loext:contextual-spacing="false" fo:line-height="150%" fo:text-indent="0.3335in" style:auto-text-indent="false"/>
      <style:text-properties style:font-name="Times New Roman" fo:font-size="12pt" fo:language="en" fo:country="US"/>
    </style:style>
    <style:style style:name="P21" style:family="paragraph" style:parent-style-name="Text_20_body">
      <style:paragraph-properties fo:margin-left="0in" fo:margin-right="0in" fo:margin-top="0in" fo:margin-bottom="0in" loext:contextual-spacing="false" fo:line-height="150%" fo:text-indent="0.3902in" style:auto-text-indent="false"/>
    </style:style>
    <style:style style:name="P22" style:family="paragraph" style:parent-style-name="Text_20_body">
      <style:paragraph-properties fo:margin-left="0in" fo:margin-right="0in" fo:margin-top="0in" fo:margin-bottom="0in" loext:contextual-spacing="false" fo:line-height="150%" fo:text-indent="0.3346in" style:auto-text-indent="false"/>
    </style:style>
    <style:style style:name="P23" style:family="paragraph" style:parent-style-name="Text_20_body">
      <style:paragraph-properties fo:margin-left="0.5827in" fo:margin-right="0in" fo:margin-top="0in" fo:margin-bottom="0in" loext:contextual-spacing="false" fo:line-height="150%" fo:text-indent="-0.25in" style:auto-text-indent="false"/>
    </style:style>
    <style:style style:name="P24" style:family="paragraph" style:parent-style-name="Text_20_body">
      <style:paragraph-properties fo:margin-left="0.4161in" fo:margin-right="0in" fo:margin-top="0in" fo:margin-bottom="0in" loext:contextual-spacing="false" fo:line-height="150%" fo:text-indent="-0.0835in" style:auto-text-indent="false"/>
    </style:style>
    <style:style style:name="P25" style:family="paragraph" style:parent-style-name="Text_20_body">
      <style:paragraph-properties fo:margin-left="0.3327in" fo:margin-right="0in" fo:margin-top="0in" fo:margin-bottom="0in" loext:contextual-spacing="false" fo:line-height="150%" fo:text-indent="0in" style:auto-text-indent="false"/>
    </style:style>
    <style:style style:name="P26" style:family="paragraph" style:parent-style-name="Text_20_body">
      <style:paragraph-properties fo:margin-left="0in" fo:margin-right="0in" fo:margin-top="0in" fo:margin-bottom="0in" loext:contextual-spacing="false" fo:line-height="150%" fo:text-indent="0.2866in" style:auto-text-indent="false"/>
    </style:style>
    <style:style style:name="P27" style:family="paragraph" style:parent-style-name="Heading_20_4">
      <style:text-properties fo:font-variant="normal" fo:text-transform="none" fo:color="#000000" fo:letter-spacing="normal"/>
    </style:style>
    <style:style style:name="P28" style:family="paragraph" style:parent-style-name="Preformatted_20_Text">
      <style:paragraph-properties fo:margin-top="0in" fo:margin-bottom="0in" loext:contextual-spacing="false" fo:line-height="150%" fo:orphans="2" fo:widows="2"/>
      <style:text-properties fo:font-variant="normal" fo:text-transform="none" fo:color="#008000" style:font-name="Courier New" fo:font-size="9pt" fo:letter-spacing="normal" fo:font-style="normal" fo:font-weight="normal" fo:background-color="#f5f5f5" loext:padding="0.052in" loext:border="0.06pt solid #cccccc"/>
    </style:style>
    <style:style style:name="T1" style:family="text">
      <style:text-properties style:font-name="Verdana" fo:font-size="10.5pt" fo:font-style="normal" fo:font-weight="bold"/>
    </style:style>
    <style:style style:name="T2" style:family="text">
      <style:text-properties style:font-name="Verdana" fo:font-size="10.5pt" fo:font-style="normal" fo:font-weight="bold" style:font-size-asian="14pt" style:font-weight-asian="bold"/>
    </style:style>
    <style:style style:name="T3" style:family="text">
      <style:text-properties style:font-name="Verdana" fo:font-size="9.75pt" fo:font-style="normal" fo:font-weight="normal"/>
    </style:style>
    <style:style style:name="T4" style:family="text">
      <style:text-properties style:font-name="Verdana" fo:font-size="9pt" fo:font-style="normal" fo:font-weight="bold"/>
    </style:style>
    <style:style style:name="T5" style:family="text">
      <style:text-properties style:font-name-asian="Verdana" style:font-size-asian="10.5pt" style:font-style-asian="normal" style:font-weight-asian="bold"/>
    </style:style>
    <style:style style:name="T6" style:family="text">
      <style:text-properties style:font-name-asian="Verdana" style:font-size-asian="9.75pt" style:font-style-asian="normal" style:font-weight-asian="normal"/>
    </style:style>
    <style:style style:name="T7" style:family="text">
      <style:text-properties style:font-name-asian="Verdana" style:font-size-asian="9pt" style:font-style-asian="normal" style:font-weight-asian="bold"/>
    </style:style>
    <style:style style:name="T8" style:family="text">
      <style:text-properties style:font-name="Courier New" fo:font-size="9pt" fo:font-style="normal" fo:font-weight="normal"/>
    </style:style>
    <style:style style:name="T9" style:family="text">
      <style:text-properties fo:color="#0000ff"/>
    </style:style>
    <style:style style:name="T10" style:family="text">
      <style:text-properties fo:color="#0000ff" style:font-name="Courier New" fo:font-size="9pt" fo:font-style="normal" fo:font-weight="normal"/>
    </style:style>
    <style:style style:name="T11" style:family="text">
      <style:text-properties fo:color="#800000" style:font-name="Courier New" fo:font-size="9pt" fo:font-style="normal" fo:font-weight="normal"/>
    </style:style>
    <style:style style:name="T12" style:family="text">
      <style:text-properties fo:color="#800080" style:font-name="Courier New" fo:font-size="9pt" fo:font-style="normal" fo:font-weight="normal"/>
    </style:style>
    <style:style style:name="T13" style:family="text">
      <style:text-properties style:font-name-asian="Courier New" style:font-size-asian="9pt" style:font-style-asian="normal" style:font-weight-asian="normal"/>
    </style:style>
    <style:style style:name="T14" style:family="text">
      <style:text-properties style:font-name="Times New Roman" fo:font-size="14pt" fo:language="en" fo:country="US" fo:font-style="normal" fo:font-weight="bold"/>
    </style:style>
    <style:style style:name="T15" style:family="text">
      <style:text-properties style:font-name="Times New Roman" fo:font-size="14pt" fo:language="en" fo:country="US" fo:font-weight="bold"/>
    </style:style>
    <style:style style:name="T16" style:family="text">
      <style:text-properties style:font-name="Times New Roman" fo:font-size="12pt" fo:language="en" fo:country="US"/>
    </style:style>
    <style:style style:name="T17" style:family="text">
      <style:text-properties style:font-name="Times New Roman" fo:font-size="12pt" fo:language="en" fo:country="US" fo:font-weight="bold"/>
    </style:style>
    <style:style style:name="T18" style:family="text">
      <style:text-properties style:font-size-asian="14pt" style:font-weight-asian="bold"/>
    </style:style>
    <style:style style:name="T19" style:family="text">
      <style:text-properties style:font-size-asian="12pt"/>
    </style:style>
    <style:style style:name="T20" style:family="text">
      <style:text-properties style:font-size-asian="12pt" style:font-weight-asian="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4">1.</text:span><text:span text:style-name="T2">简介：</text:span></text:p>
      <text:p text:style-name="P19"><text:span text:style-name="T16">gcc</text:span><text:span text:style-name="T19">是</text:span><text:span text:style-name="T16">gnu</text:span><text:span text:style-name="T19">旗舰产品</text:span><text:span text:style-name="T16">,</text:span><text:span text:style-name="T19">目前基本上就是和</text:span><text:span text:style-name="T16">unix</text:span><text:span text:style-name="T19">捆绑在一起分发的。这个东西功能强大</text:span><text:span text:style-name="T16">,</text:span><text:span text:style-name="T19">但是有多达上千个选项</text:span><text:span text:style-name="T16">,</text:span><text:span text:style-name="T19">其用户手册也有将近一万行</text:span><text:span text:style-name="T16">.</text:span><text:span text:style-name="T19">虽然其中的多数选项平时很少用到</text:span><text:span text:style-name="T16">.</text:span><text:span text:style-name="T19">但是不管装软件还是写程序</text:span><text:span text:style-name="T16">,</text:span><text:span text:style-name="T19">往往都会用到</text:span><text:span text:style-name="T16">gcc.</text:span><text:span text:style-name="T19">下面我就</text:span><text:span text:style-name="T16">gcc</text:span><text:span text:style-name="T19">最最常用的几个选项做一个简要的说明</text:span><text:span text:style-name="T16">,</text:span><text:span text:style-name="T19">如果你想对</text:span><text:span text:style-name="T16">gcc</text:span><text:span text:style-name="T19">有一个全面的了解</text:span><text:span text:style-name="T16">,</text:span><text:span text:style-name="T19">比如你想知道在其他非</text:span><text:span text:style-name="T16">x86</text:span><text:span text:style-name="T19">平台上</text:span><text:span text:style-name="T16">gcc</text:span><text:span text:style-name="T19">是如何工作的话</text:span><text:span text:style-name="T16">,</text:span><text:span text:style-name="T19">你可以用命令：</text:span><text:span text:style-name="T16">man gcc;</text:span></text:p>
      <text:p text:style-name="P20">gcc     [-c|-S|-E] [-std=standard]</text:p>
      <text:p text:style-name="P19">          <text:span text:style-name="T16">[-g] [-pg] [-Olevel]</text:span></text:p>
      <text:p text:style-name="P19">          <text:span text:style-name="T16">[-Wwarn...] [-pedantic]</text:span></text:p>
      <text:p text:style-name="P19">          <text:span text:style-name="T16">[-Idir...] [-Ldir...]</text:span></text:p>
      <text:p text:style-name="P19">          <text:span text:style-name="T16">[-Dmacro[=defn]...] [-Umacro]</text:span></text:p>
      <text:p text:style-name="P19">          <text:span text:style-name="T16">[-foption...] [-mmachine-option...]</text:span></text:p>
      <text:p text:style-name="P19">          <text:span text:style-name="T16">[-o outfile] infile...</text:span></text:p>
      <text:p text:style-name="P19"><text:span text:style-name="T16">-c                 </text:span><text:span text:style-name="T19">编译为目标文件，不连接库</text:span></text:p>
      <text:p text:style-name="P19"><text:span text:style-name="T16">-S                 </text:span><text:span text:style-name="T19">编译为汇编代码</text:span></text:p>
      <text:p text:style-name="P19"><text:span text:style-name="T16">-E                 </text:span><text:span text:style-name="T19">预处理</text:span><text:span text:style-name="T16">.</text:span><text:span text:style-name="T19">预处理之后的代码将送往标准输出</text:span></text:p>
      <text:p text:style-name="P19"><text:span text:style-name="T16">-Wwarn... </text:span><text:span text:style-name="T19">设置警告</text:span><text:span text:style-name="T16">,</text:span><text:span text:style-name="T19">可以设置的警告开关很多</text:span><text:span text:style-name="T16">,</text:span><text:span text:style-name="T19">通常用</text:span><text:span text:style-name="T16">-Wall</text:span><text:span text:style-name="T19">开启所有的警告</text:span></text:p>
      <text:p text:style-name="P19"><text:span text:style-name="T16">-Olevel   </text:span><text:span text:style-name="T19">设置优化级别</text:span><text:span text:style-name="T16">,level</text:span><text:span text:style-name="T19">可以是</text:span><text:span text:style-name="T16">0,1,2,3</text:span><text:span text:style-name="T19">或者</text:span><text:span text:style-name="T16">s,</text:span><text:span text:style-name="T19">默认</text:span><text:span text:style-name="T16">-O0,</text:span><text:span text:style-name="T19">即不进行优化。</text:span><text:span text:style-name="T16">.</text:span></text:p>
      <text:p text:style-name="P19"><text:span text:style-name="T16">-Dname=definition... </text:span><text:span text:style-name="T19">在命令行上定义宏</text:span><text:span text:style-name="T16">,</text:span><text:span text:style-name="T19">有两种方式</text:span><text:span text:style-name="T16">,-Dname</text:span><text:span text:style-name="T19">或者</text:span><text:span text:style-name="T16">-Dname=definition.</text:span><text:span text:style-name="T19">在命令行上设置宏定义的目的主要是为了在调试的时候设定一些开关</text:span><text:span text:style-name="T16">, </text:span><text:span text:style-name="T19">而在发布的时候再关闭或者打开这些开关即可</text:span><text:span text:style-name="T16">,</text:span><text:span text:style-name="T19">当然宏定义也用来对代码进行有选择地编译</text:span><text:span text:style-name="T16">.</text:span><text:span text:style-name="T19">另外也还有其他的一些作用</text:span><text:span text:style-name="T16">.</text:span></text:p>
      <text:p text:style-name="P19"><text:span text:style-name="T16">-Uname       </text:span><text:span text:style-name="T19">取消宏定义</text:span><text:span text:style-name="T16">name,</text:span><text:span text:style-name="T19">作用和上面的正好相反</text:span><text:span text:style-name="T16">.</text:span></text:p>
      <text:p text:style-name="P19"><text:span text:style-name="T16">-Idir...        </text:span><text:span text:style-name="T19">把</text:span><text:span text:style-name="T16">dir</text:span><text:span text:style-name="T19">加到头文件的搜索路径中</text:span><text:span text:style-name="T16">,</text:span><text:span text:style-name="T19">而且</text:span><text:span text:style-name="T16">gcc</text:span><text:span text:style-name="T19">会在搜索标准头文件之前先搜索</text:span><text:span text:style-name="T16">dir.</text:span></text:p>
      <text:p text:style-name="P19"><text:span text:style-name="T16">-llibrary      </text:span><text:span text:style-name="T19">在连接的时候搜索</text:span><text:span text:style-name="T16">library</text:span><text:span text:style-name="T19">库，库是一些</text:span><text:span text:style-name="T16">archieve</text:span><text:span text:style-name="T19">文件</text:span><text:span text:style-name="T16">--</text:span><text:span text:style-name="T19">其成员是目标文件</text:span><text:span text:style-name="T16">.</text:span><text:span text:style-name="T19">如果有文件引用</text:span><text:span text:style-name="T16">library,library</text:span><text:span text:style-name="T19">在命令行的位置应该在那个文件之后</text:span><text:span text:style-name="T16">,</text:span><text:span text:style-name="T19">因此</text:span><text:span text:style-name="T16">,</text:span><text:span text:style-name="T20">越底层的库越要放在后面</text:span><text:span text:style-name="T17">.</text:span><text:span text:style-name="T19">比如如果你要连接</text:span><text:span text:style-name="T16">pcap</text:span><text:span text:style-name="T19">库</text:span><text:span text:style-name="T16">,</text:span><text:span text:style-name="T19">那么你就需要使用</text:span><text:span text:style-name="T16">-lpcap</text:span><text:span text:style-name="T19">对源文件进行编译</text:span><text:span text:style-name="T16">.</text:span></text:p>
      <text:p text:style-name="P19"><text:span text:style-name="T16">-Ldir...        </text:span><text:span text:style-name="T19">把</text:span><text:span text:style-name="T16">dir</text:span><text:span text:style-name="T19">加到库文件的搜索路径中</text:span><text:span text:style-name="T16">,</text:span><text:span text:style-name="T19">而且</text:span><text:span text:style-name="T16">gcc</text:span><text:span text:style-name="T19">会在搜索标准库文件之前先搜索</text:span><text:span text:style-name="T16">dir.</text:span></text:p>
      <text:p text:style-name="P19"><text:soft-page-break/><text:span text:style-name="T16">-pthread       </text:span><text:span text:style-name="T19">通过</text:span><text:span text:style-name="T16">pthreads</text:span><text:span text:style-name="T19">库加入对多线程的支持</text:span><text:span text:style-name="T16">,</text:span><text:span text:style-name="T19">这为预处理和连接设置了标志</text:span><text:span text:style-name="T16">.pthread</text:span><text:span text:style-name="T19">是</text:span><text:span text:style-name="T16">POSIX</text:span><text:span text:style-name="T19">指定的标准线程库</text:span><text:span text:style-name="T16">.</text:span></text:p>
      <text:p text:style-name="P19"><text:span text:style-name="T16">-std=standard   </text:span><text:span text:style-name="T19">设置采用的标准</text:span><text:span text:style-name="T16">,</text:span><text:span text:style-name="T19">该选项是针对</text:span><text:span text:style-name="T16">C</text:span><text:span text:style-name="T19">语言的</text:span><text:span text:style-name="T16">,</text:span><text:span text:style-name="T19">比如</text:span><text:span text:style-name="T16">-std=c99</text:span><text:span text:style-name="T19">表示编译器遵循</text:span><text:span text:style-name="T16">C99</text:span><text:span text:style-name="T19">标准</text:span><text:span text:style-name="T16">.</text:span><text:span text:style-name="T19">该选项较少使用</text:span><text:span text:style-name="T16">.</text:span><text:span text:style-name="T19">而且有时反而会把你搞糊涂</text:span><text:span text:style-name="T16">.</text:span></text:p>
      <text:p text:style-name="P19"><text:span text:style-name="T16">-o outfile       </text:span><text:span text:style-name="T19">指定输出文件的文件名</text:span><text:span text:style-name="T16">,</text:span><text:span text:style-name="T19">默认为</text:span><text:span text:style-name="T16">a.out</text:span></text:p>
      <text:p text:style-name="P19"><text:span text:style-name="T16">-mmachine-option...   </text:span><text:span text:style-name="T19">指定所用的平台</text:span><text:span text:style-name="T16">.</text:span></text:p>
      <text:p text:style-name="P19"> </text:p>
      <text:p text:style-name="P20">---------------------------------------------------------------------------------------</text:p>
      <text:p text:style-name="P18"><text:span text:style-name="T15">2.gcc</text:span><text:span text:style-name="T18">常用选项总结</text:span> </text:p>
      <text:p text:style-name="P21"><text:span text:style-name="T15">2.1 </text:span><text:span text:style-name="T18">常规选项</text:span> </text:p>
      <text:p text:style-name="P19"><text:span text:style-name="T16">1</text:span><text:span text:style-name="T19">、没有任何选项：</text:span><text:span text:style-name="T16">gcc   helloworld.c </text:span></text:p>
      <text:p text:style-name="P19"><text:span text:style-name="T19">结果会在与</text:span><text:span text:style-name="T16">helloworld.c</text:span><text:span text:style-name="T19">相同的目录下产生一个</text:span><text:span text:style-name="T16">a.out</text:span><text:span text:style-name="T19">的可执行文件。</text:span> </text:p>
      <text:p text:style-name="P22"><text:span text:style-name="T17">2</text:span><text:span text:style-name="T20">、</text:span><text:span text:style-name="T17">-o</text:span><text:span text:style-name="T20">选项，指定输出文件名：</text:span><text:span text:style-name="T16">gcc -o helloworld helloworld.c </text:span></text:p>
      <text:p text:style-name="P23"><text:span text:style-name="T16">-o</text:span><text:span text:style-name="T19">意思是</text:span><text:span text:style-name="T16">Output</text:span><text:span text:style-name="T19">即需要指定输出的可执行文件的名称。这里的名称为</text:span><text:span text:style-name="T16">helloworld</text:span><text:span text:style-name="T19">。</text:span> </text:p>
      <text:p text:style-name="P22"><text:span text:style-name="T17">3</text:span><text:span text:style-name="T20">、</text:span><text:span text:style-name="T17">-c</text:span><text:span text:style-name="T20">选项，只编译，不汇编连接：</text:span><text:span text:style-name="T16">gcc -c helloworld.c </text:span></text:p>
      <text:p text:style-name="P19"><text:span text:style-name="T16">-c</text:span><text:span text:style-name="T19">意思就是</text:span><text:span text:style-name="T16">Compile</text:span><text:span text:style-name="T19">，产生一个叫</text:span><text:span text:style-name="T16">helloworld.o</text:span><text:span text:style-name="T19">的目标文件</text:span> </text:p>
      <text:p text:style-name="P19"><text:span text:style-name="T16">4</text:span><text:span text:style-name="T19">、</text:span><text:span text:style-name="T16">-S</text:span><text:span text:style-name="T19">选项，产生汇编源文件：</text:span><text:span text:style-name="T16">gcc -S helloworld.c </text:span></text:p>
      <text:p text:style-name="P19"><text:span text:style-name="T16">-S</text:span><text:span text:style-name="T19">意思就是</text:span><text:span text:style-name="T16">aSsemble</text:span><text:span text:style-name="T19">，产生一个叫</text:span><text:span text:style-name="T16">helloworld.s</text:span><text:span text:style-name="T19">的汇编源文件</text:span> </text:p>
      <text:p text:style-name="P19"><text:span text:style-name="T16">5</text:span><text:span text:style-name="T19">、</text:span><text:span text:style-name="T16">-E</text:span><text:span text:style-name="T19">选项，预处理</text:span><text:span text:style-name="T16">C</text:span><text:span text:style-name="T19">源文件：</text:span><text:span text:style-name="T16">gcc -E helloworld.c </text:span></text:p>
      <text:p text:style-name="P24"><text:span text:style-name="T16">-E</text:span><text:span text:style-name="T19">意思就是</text:span><text:span text:style-name="T16">prEprocess</text:span><text:span text:style-name="T19">。输出不是送到一个文件而是标准输出。当然可以对它进行重定向：</text:span> </text:p>
      <text:p text:style-name="P20">gcc -E helloworld.c &gt; helloworld.txt </text:p>
      <text:p text:style-name="P21"><text:span text:style-name="T15">2.2 </text:span><text:span text:style-name="T18">优化选项</text:span> </text:p>
      <text:p text:style-name="P19"><text:span text:style-name="T16">1) -O</text:span><text:span text:style-name="T19">选项，基本优化：</text:span><text:span text:style-name="T16">gcc -O helloworld.c </text:span></text:p>
      <text:p text:style-name="P25"><text:span text:style-name="T16">-O</text:span><text:span text:style-name="T19">意思就是</text:span><text:span text:style-name="T16">Optimize</text:span><text:span text:style-name="T19">，产生一个经过优化的叫作</text:span><text:span text:style-name="T16">a.out</text:span><text:span text:style-name="T19">的可执行文件。也可以同时使用</text:span><text:span text:style-name="T16">-o</text:span><text:span text:style-name="T19">选项，以指定输出文件名。如：</text:span> </text:p>
      <text:p text:style-name="P20">gcc -O -o test helloworld.c </text:p>
      <text:p text:style-name="P19"><text:span text:style-name="T19">即会产生一个叫</text:span><text:span text:style-name="T16">test</text:span><text:span text:style-name="T19">的经过优化的可执行文件。</text:span> </text:p>
      <text:p text:style-name="P19"><text:soft-page-break/><text:span text:style-name="T16">2) -O2</text:span><text:span text:style-name="T19">选项，最大优化：</text:span><text:span text:style-name="T16">gcc -O2 helloworld.c </text:span></text:p>
      <text:p text:style-name="P19"><text:span text:style-name="T19">产生一个经过最大优化的叫作</text:span><text:span text:style-name="T16">a.out</text:span><text:span text:style-name="T19">的可执行文件。</text:span> </text:p>
      <text:p text:style-name="P26"><text:span text:style-name="T15">2.3 </text:span><text:span text:style-name="T18">调试选项</text:span> </text:p>
      <text:p text:style-name="P22"><text:span text:style-name="T17">1) -g</text:span><text:span text:style-name="T20">选项，产生供</text:span><text:span text:style-name="T17">gdb</text:span><text:span text:style-name="T20">调试用的可执行文件：</text:span><text:span text:style-name="T17">gcc -g helloworld.c </text:span></text:p>
      <text:p text:style-name="P25"><text:span text:style-name="T19">产生一个叫作</text:span><text:span text:style-name="T16">a.out</text:span><text:span text:style-name="T19">的可执行文件，大小明显比只用</text:span><text:span text:style-name="T16">-o</text:span><text:span text:style-name="T19">选项编译汇编连接后的文件大。</text:span> </text:p>
      <text:p text:style-name="P19"><text:span text:style-name="T16">2) -pg</text:span><text:span text:style-name="T19">选项，产生供</text:span><text:span text:style-name="T16">gprof</text:span><text:span text:style-name="T19">剖析用的可执行文件：</text:span><text:span text:style-name="T16">gcc -pg helloworld.c </text:span></text:p>
      <text:p text:style-name="P19"><text:span text:style-name="T19">产生一个叫作</text:span><text:span text:style-name="T16">a.out</text:span><text:span text:style-name="T19">的执行文件，大小明显比用</text:span><text:span text:style-name="T16">-g</text:span><text:span text:style-name="T19">选项后产生的文件还大。</text:span> </text:p>
      <text:p text:style-name="P19"> </text:p>
      <text:p text:style-name="P19"> </text:p>
      <text:p text:style-name="P20">------------------------------------------------------------------------------------</text:p>
      <text:p text:style-name="P21"><text:span text:style-name="T15">3. Gcc</text:span><text:span text:style-name="T18">的错误类型及对策</text:span> </text:p>
      <text:p text:style-name="P19"> <text:span text:style-name="T16">Gcc</text:span><text:span text:style-name="T19">编译器如果发现源程序中有错误，就无法继续进行，也无法生成最终的可执行文件。为了便于修改，</text:span><text:span text:style-name="T16">gcc</text:span><text:span text:style-name="T19">给出错误资讯，我们必须对这些错误资讯逐个进行分析、处理，并修改相应的语言，才能保证源代码的正确编译连接。</text:span><text:span text:style-name="T16">gcc</text:span><text:span text:style-name="T19">给出的错误资讯一般可以分为四大类，下面我们分别讨论其产生的原因和对策。</text:span> </text:p>
      <text:p text:style-name="P22"><text:span text:style-name="T20">第一类∶</text:span><text:span text:style-name="T17">C</text:span><text:span text:style-name="T20">语法错误</text:span> </text:p>
      <text:p text:style-name="P22"><text:span text:style-name="T20">错误资讯∶文件</text:span><text:span text:style-name="T17">source.c</text:span><text:span text:style-name="T20">中第</text:span><text:span text:style-name="T17">n</text:span><text:span text:style-name="T20">行有语法错误</text:span><text:span text:style-name="T17">(syntex errror)</text:span><text:span text:style-name="T20">。</text:span><text:span text:style-name="T19">这种类型的错误，一般都是</text:span><text:span text:style-name="T16">C</text:span><text:span text:style-name="T19">语言的语法错误，应该仔细检查源代码文件中第</text:span><text:span text:style-name="T16">n</text:span><text:span text:style-name="T19">行及该行之前的程序，有时也需要对该文件所包含的头文件进行检查。有些情况下，一个很简单的语法错误，</text:span><text:span text:style-name="T16">gcc</text:span><text:span text:style-name="T19">会给出一大堆错误，我们最主要的是要保持清醒的头脑，不要被其吓倒，必要的时候再参考一下</text:span><text:span text:style-name="T16">C</text:span><text:span text:style-name="T19">语言的基本教材。</text:span> </text:p>
      <text:p text:style-name="P22"><text:span text:style-name="T20">第二类∶头文件错误</text:span> </text:p>
      <text:p text:style-name="P19"><text:span text:style-name="T19">错误资讯∶找不到头文件</text:span><text:span text:style-name="T16">head.h(Can not find include file head.h)</text:span><text:span text:style-name="T19">。这类错误是源代码文件中的包含头文件有问题，可能的原因有头文件名错误、指定的头文件所在目录名错误等，也可能是错误地使用了双引号和尖括号。</text:span> </text:p>
      <text:p text:style-name="P22"><text:span text:style-name="T20">第三类∶档案库错误</text:span> </text:p>
      <text:p text:style-name="P19"><text:span text:style-name="T19">错误资讯∶连接程序找不到所需的函数库，例如∶</text:span> </text:p>
      <text:p text:style-name="P20">ld: -lm: No such file or directory </text:p>
      <text:p text:style-name="P19"><text:soft-page-break/><text:span text:style-name="T19">这类错误是与目标文件相连接的函数库有错误，可能的原因是函数库名错误、指定的函数库所在目录名称错误等，检查的方法是使用</text:span><text:span text:style-name="T16">find</text:span><text:span text:style-name="T19">命令在可能的目录中寻找相应的函数库名，确定档案库及目录的名称并修改程序中及编译选项中的名称。</text:span> </text:p>
      <text:p text:style-name="P22"><text:span text:style-name="T20">第四类∶未定义符号</text:span> </text:p>
      <text:p text:style-name="P19"><text:span text:style-name="T19">错误资讯∶有未定义的符号</text:span><text:span text:style-name="T16">(Undefined symbol)</text:span><text:span text:style-name="T19">。这类错误是在连接过程中出现的，可能有两种原因∶</text:span><text:span text:style-name="T20">一是</text:span><text:span text:style-name="T19">使用者自己定义的函数或者全局变量所在源代码文件，没有被编译、连接，或者干脆还没有定义，这需要使用者根据实际情况修改源程序，给出全局变量或者函数的定义体；</text:span><text:span text:style-name="T20">二是</text:span><text:span text:style-name="T19">未定义的符号是一个标准的库函数，在源程序中使用了该库函数，而连接过程中还没有给定相应的函数库的名称，或者是该档案库的目录名称有问题，这时需要使用档案库维护命令</text:span><text:span text:style-name="T16">ar</text:span><text:span text:style-name="T19">检查我们需要的库函数到底位于哪一个函数库中，确定之后，修改</text:span><text:span text:style-name="T16">gcc</text:span><text:span text:style-name="T19">连接选项中的</text:span><text:span text:style-name="T16">-l</text:span><text:span text:style-name="T19">和</text:span><text:span text:style-name="T16">-L</text:span><text:span text:style-name="T19">项。</text:span> </text:p>
      <text:p text:style-name="P19"><text:span text:style-name="T19">排除编译、连接过程中的错误，应该说这只是程序设计中最简单、最基本的一个步骤，可以说只是开了个头。这个过程中的错误，只是我们在使用</text:span><text:span text:style-name="T16">C</text:span><text:span text:style-name="T19">语言描述一个算法中所产生的错误，是比较容易排除的。我们写一个程序，到编译、连接通过为止，应该说刚刚开始，程序在运行过程中所出现的问题，是算法设计有问题，说得更玄点是对问题的认识和理解不够，还需要更加深入地测试、调试和修改。一个程序，稍为复杂的程序，往往要经过多次的编译、连接和测试、修改。</text:span></text:p>
      <text:p text:style-name="P17"><text:span text:style-name="T1"/></text:p>
      <text:h text:style-name="P12" text:outline-level="4"><text:soft-page-break/><text:span text:style-name="T1"/></text:h>
      <text:h text:style-name="P12" text:outline-level="4"/>
      <text:h text:style-name="P12" text:outline-level="4"/>
      <text:h text:style-name="P12" text:outline-level="4"><text:span text:style-name="T1">1</text:span><text:span text:style-name="T5">简介</text:span></text:h>
      <text:p text:style-name="P1"><text:span text:style-name="T3">GCC </text:span><text:span text:style-name="T6">的意思也只是 </text:span><text:span text:style-name="T3">GNU C Compiler </text:span><text:span text:style-name="T6">而已。经过了这么多年的发展，</text:span><text:span text:style-name="T3">GCC </text:span><text:span text:style-name="T6">已经不仅仅能支持 </text:span><text:span text:style-name="T3">C </text:span><text:span text:style-name="T6">语言；它现在还支持 </text:span><text:span text:style-name="T3">Ada </text:span><text:span text:style-name="T6">语言、</text:span><text:span text:style-name="T3">C++ </text:span><text:span text:style-name="T6">语言、</text:span><text:span text:style-name="T3">Java </text:span><text:span text:style-name="T6">语言、</text:span><text:span text:style-name="T3">Objective C </text:span><text:span text:style-name="T6">语言、</text:span><text:span text:style-name="T3">Pascal </text:span><text:span text:style-name="T6">语言、</text:span><text:span text:style-name="T3">COBOL</text:span><text:span text:style-name="T6">语言，以及支持函数式编程和逻辑编程的 </text:span><text:span text:style-name="T3">Mercury </text:span><text:span text:style-name="T6">语言，等等。而 </text:span><text:span text:style-name="T3">GCC </text:span><text:span text:style-name="T6">也不再单只是 </text:span><text:span text:style-name="T3">GNU C </text:span><text:span text:style-name="T6">语言编译器的意思了，而是变成了 </text:span><text:span text:style-name="T3">GNU Compiler Collection </text:span><text:span text:style-name="T6">也即是 </text:span><text:span text:style-name="T3">GNU </text:span><text:span text:style-name="T6">编译器家族的意思了。另一方面，说到 </text:span><text:span text:style-name="T3">GCC </text:span><text:span text:style-name="T6">对于操作系统平台及硬件平台支持，概括起来就是一句话：无所不在。</text:span></text:p>
      <text:h text:style-name="P6" text:outline-level="4"><text:bookmark text:name="_Toc311642841"/><text:span text:style-name="T1">2</text:span><text:span text:style-name="T5">简单编译</text:span></text:h>
      <text:p text:style-name="P2">示例程序如下：</text:p>
      <text:p text:style-name="P5"><draw:a xlink:type="simple" xlink:href="javascript:void(0);"><draw:frame draw:style-name="fr1" draw:name="Image1" text:anchor-type="as-char" svg:width="0.2291in" svg:height="0.2291in" draw:z-index="0"><draw:image xlink:href="Pictures/100002000000001400000014BB76E25B1E08CCE1.gif" xlink:type="simple" xlink:show="embed" xlink:actuate="onLoad"/><svg:title>复制代码</svg:title></draw:frame></draw:a></text:p>
      <text:p text:style-name="P28">//test.c</text:p>
      <text:p text:style-name="P14">#include &lt;stdio.h&gt;</text:p>
      <text:p text:style-name="P13"><text:span text:style-name="T9">int</text:span> main(<text:span text:style-name="T9">void</text:span>)</text:p>
      <text:p text:style-name="P14">{</text:p>
      <text:p text:style-name="P15"><text:s text:c="4"/><text:span text:style-name="T8">printf(</text:span><text:span text:style-name="T11">"Hello World!\n"</text:span><text:span text:style-name="T8">);</text:span></text:p>
      <text:p text:style-name="P15"><text:s text:c="4"/><text:span text:style-name="T10">return</text:span><text:span text:style-name="T8"> </text:span><text:span text:style-name="T12">0</text:span><text:span text:style-name="T8">;</text:span></text:p>
      <text:p text:style-name="P14">}</text:p>
      <text:p text:style-name="P11"><draw:a xlink:type="simple" xlink:href="javascript:void(0);"><draw:frame draw:style-name="fr1" draw:name="Image2" text:anchor-type="as-char" svg:width="0.2291in" svg:height="0.2291in" draw:z-index="1"><draw:image xlink:href="Pictures/100002000000001400000014BB76E25B1E08CCE1.gif" xlink:type="simple" xlink:show="embed" xlink:actuate="onLoad"/><svg:title>复制代码</svg:title></draw:frame></draw:a></text:p>
      <text:p text:style-name="P1"><text:span text:style-name="T6">这个程序，一步到位的编译指令是</text:span><text:span text:style-name="T3">:</text:span></text:p>
      <text:p text:style-name="P7">gcc test.c -o test</text:p>
      <text:p text:style-name="P4"/>
      <text:p text:style-name="P1"><text:span text:style-name="T6">实质上，上述编译过程是分为四个阶段进行的，即预处理</text:span><text:span text:style-name="T3">(</text:span><text:span text:style-name="T6">也称预编译，</text:span><text:span text:style-name="T3">Preprocessing)</text:span><text:span text:style-name="T6">、编译</text:span><text:span text:style-name="T3">(Compilation)</text:span><text:span text:style-name="T6">、汇编 </text:span><text:span text:style-name="T3">(Assembly)</text:span><text:span text:style-name="T6">和连接</text:span><text:span text:style-name="T3">(Linking)</text:span><text:span text:style-name="T6">。</text:span></text:p>
      <text:h text:style-name="P10" text:outline-level="5"><text:bookmark text:name="_Toc311642842"/><text:span text:style-name="T4">2.1</text:span><text:span text:style-name="T7">预处理</text:span></text:h>
      <text:p text:style-name="P9"><text:span text:style-name="T8">gcc -E test.c -o test.i </text:span><text:span text:style-name="T13">或 </text:span><text:span text:style-name="T8">gcc -E test.c</text:span></text:p>
      <text:p text:style-name="P1"> </text:p>
      <text:p text:style-name="P1"><text:soft-page-break/><text:span text:style-name="T6">可以输出</text:span><text:span text:style-name="T3">test.i</text:span><text:span text:style-name="T6">文件中存放着</text:span><text:span text:style-name="T3">test.c</text:span><text:span text:style-name="T6">经预处理之后的代码。打开</text:span><text:span text:style-name="T3">test.i</text:span><text:span text:style-name="T6">文件，看一看，就明白了。后面那条指令，是直接在命令行窗口中输出预处理后的代码</text:span><text:span text:style-name="T3">.</text:span></text:p>
      <text:p text:style-name="P1"><text:span text:style-name="T3">gcc</text:span><text:span text:style-name="T6">的</text:span><text:span text:style-name="T3">-E</text:span><text:span text:style-name="T6">选项，可以让编译器在预处理后停止，并输出预处理结果。在本例中，预处理结果就是将</text:span><text:span text:style-name="T3">stdio.h </text:span><text:span text:style-name="T6">文件中的内容插入到</text:span><text:span text:style-name="T3">test.c</text:span><text:span text:style-name="T6">中了。</text:span></text:p>
      <text:h text:style-name="P16" text:outline-level="5"><text:span text:style-name="T4">2.2</text:span><text:span text:style-name="T7">编译为汇编代码</text:span><text:span text:style-name="T4">(Compilation)</text:span></text:h>
      <text:p text:style-name="P1"><text:span text:style-name="T6">预处理之后，可直接对生成的</text:span><text:span text:style-name="T3">test.i</text:span><text:span text:style-name="T6">文件编译，生成汇编代码：</text:span></text:p>
      <text:p text:style-name="P7">gcc -S test.i -o test.s</text:p>
      <text:p text:style-name="P1"><text:span text:style-name="T3">gcc</text:span><text:span text:style-name="T6">的</text:span><text:span text:style-name="T3">-S</text:span><text:span text:style-name="T6">选项，表示在程序编译期间，在生成汇编代码后，停止，</text:span><text:span text:style-name="T3">-o</text:span><text:span text:style-name="T6">输出汇编代码文件。</text:span></text:p>
      <text:h text:style-name="P10" text:outline-level="5"><text:bookmark text:name="_Toc311642844"/><text:span text:style-name="T4">2.3</text:span><text:span text:style-name="T7">汇编</text:span><text:span text:style-name="T4">(Assembly)</text:span></text:h>
      <text:p text:style-name="P1"><text:span text:style-name="T6">对于上一小节中生成的汇编代码文件</text:span><text:span text:style-name="T3">test.s</text:span><text:span text:style-name="T6">，</text:span><text:span text:style-name="T3">gas</text:span><text:span text:style-name="T6">汇编器负责将其编译为目标文件，如下：</text:span></text:p>
      <text:p text:style-name="P7">gcc -c test.s -o test.o</text:p>
      <text:h text:style-name="P10" text:outline-level="5"><text:bookmark text:name="_Toc311642845"/><text:span text:style-name="T4">2.4</text:span><text:span text:style-name="T7">连接</text:span><text:span text:style-name="T4">(Linking)</text:span></text:h>
      <text:p text:style-name="P1"><text:span text:style-name="T3">gcc</text:span><text:span text:style-name="T6">连接器是</text:span><text:span text:style-name="T3">gas</text:span><text:span text:style-name="T6">提供的，负责将程序的目标文件与所需的所有附加的目标文件连接起来，最终生成可执行文件。附加的目标文件包括静态连接库和动态连接库。</text:span></text:p>
      <text:p text:style-name="P1"><text:span text:style-name="T6">对于上一小节中生成的</text:span><text:span text:style-name="T3">test.o</text:span><text:span text:style-name="T6">，将其与Ｃ标准输入输出库进行连接，最终生成程序</text:span><text:span text:style-name="T3">test</text:span></text:p>
      <text:p text:style-name="P7">gcc test.o -o test</text:p>
      <text:p text:style-name="P1"> </text:p>
      <text:p text:style-name="P1"><text:span text:style-name="T6">在命令行窗口中，执行</text:span><text:span text:style-name="T3">./test, </text:span><text:span text:style-name="T6">让它说</text:span><text:span text:style-name="T3">HelloWorld</text:span><text:span text:style-name="T6">吧！</text:span></text:p>
      <text:h text:style-name="P6" text:outline-level="4"><text:bookmark text:name="_Toc311642846"/><text:span text:style-name="T1">3</text:span><text:span text:style-name="T5">多个程序文件的编译</text:span></text:h>
      <text:p text:style-name="P1"><text:span text:style-name="T6">通常整个程序是由多个源文件组成的，相应地也就形成了多个编译单元，使用</text:span><text:span text:style-name="T3">GCC</text:span><text:span text:style-name="T6">能够很好地管理这些编译单元。假设有一个由</text:span><text:span text:style-name="T3">test1.c</text:span><text:span text:style-name="T6">和 </text:span><text:span text:style-name="T3">test2.c</text:span><text:span text:style-name="T6">两个源文件组成的程序，为了对它们进行编译，并最终生成可执行程序</text:span><text:span text:style-name="T3">test</text:span><text:span text:style-name="T6">，可以使用下面这条命令：</text:span></text:p>
      <text:p text:style-name="P3">gcc test1.c test2.c -o test</text:p>
      <text:p text:style-name="P1"><text:span text:style-name="T6">如果同时处理的文件不止一个，</text:span><text:span text:style-name="T3">GCC</text:span><text:span text:style-name="T6">仍然会按照预处理、编译和链接的过程依次进行。如果深究起来，上面这条命令大致相当于依次执行如下三条命令：</text:span></text:p>
      <text:p text:style-name="P7">gcc -c test1.c -o test1.o</text:p>
      <text:p text:style-name="P14">gcc -c test2.c -o test2.o</text:p>
      <text:p text:style-name="P14"><text:soft-page-break/>gcc test1.o test2.o -o test</text:p>
      <text:p text:style-name="P4"/>
      <text:h text:style-name="P12" text:outline-level="4"><text:span text:style-name="T1">4</text:span><text:span text:style-name="T5">检错</text:span></text:h>
      <text:p text:style-name="P7">gcc -pedantic illcode.c -o illcode</text:p>
      <text:p text:style-name="P1"><text:span text:style-name="T3">-pedantic</text:span><text:span text:style-name="T6">编译选项并不能保证被编译程序与</text:span><text:span text:style-name="T3">ANSI/ISO C</text:span><text:span text:style-name="T6">标准的完全兼容，它仅仅只能用来帮助</text:span><text:span text:style-name="T3">Linux</text:span><text:span text:style-name="T6">程序员离这个目标越来越近。或者换句话说，</text:span><text:span text:style-name="T3">-pedantic</text:span><text:span text:style-name="T6">选项能够帮助程序员发现一些不符合 </text:span><text:span text:style-name="T3">ANSI/ISO C</text:span><text:span text:style-name="T6">标准的代码，但不是全部，事实上只有</text:span><text:span text:style-name="T3">ANSI/ISO C</text:span><text:span text:style-name="T6">语言标准中要求进行编译器诊断的那些情况，才有可能被</text:span><text:span text:style-name="T3">GCC</text:span><text:span text:style-name="T6">发现并提出警告。</text:span></text:p>
      <text:p text:style-name="P1"><text:span text:style-name="T6">除了</text:span><text:span text:style-name="T3">-pedantic</text:span><text:span text:style-name="T6">之外，</text:span><text:span text:style-name="T3">GCC</text:span><text:span text:style-name="T6">还有一些其它编译选项也能够产生有用的警告信息。这些选项大多以</text:span><text:span text:style-name="T3">-W</text:span><text:span text:style-name="T6">开头，其中最有价值的当数</text:span><text:span text:style-name="T3">-Wall</text:span><text:span text:style-name="T6">了，使用它能够使</text:span><text:span text:style-name="T3">GCC</text:span><text:span text:style-name="T6">产生尽可能多的警告信息。</text:span></text:p>
      <text:p text:style-name="P7">gcc -Wall illcode.c -o illcode</text:p>
      <text:p text:style-name="P1"><text:span text:style-name="T3">GCC</text:span><text:span text:style-name="T6">给出的警告信息虽然从严格意义上说不能算作错误，但却很可能成为错误的栖身之所。一个优秀的</text:span><text:span text:style-name="T3">Linux</text:span><text:span text:style-name="T6">程序员应该尽量避免产生警告信息，使自己的代码始终保持标准、健壮的特性。所以将警告信息当成编码错误来对待，是一种值得赞扬的行为！所以，在编译程序时带上</text:span><text:span text:style-name="T3">-Werror</text:span><text:span text:style-name="T6">选项，那么</text:span><text:span text:style-name="T3">GCC</text:span><text:span text:style-name="T6">会在所有产生警告的地方停止编译，迫使程序员对自己的代码进行修改，如下：</text:span></text:p>
      <text:p text:style-name="P7">gcc -Werror test.c -o test</text:p>
      <text:p text:style-name="P1"> </text:p>
      <text:h text:style-name="P6" text:outline-level="4"><text:bookmark text:name="_Toc311642848"/><text:span text:style-name="T1">5</text:span><text:span text:style-name="T5">库文件连接</text:span></text:h>
      <text:p text:style-name="P1"><text:span text:style-name="T6">开发软件时，完全不使用第三方函数库的情况是比较少见的，通常来讲都需要借助许多函数库的支持才能够完成相应的功能。从程序员的角度看，函数库实际上就是一些头文件（</text:span><text:span text:style-name="T3">.h</text:span><text:span text:style-name="T6">）和库文件（</text:span><text:span text:style-name="T3">so</text:span><text:span text:style-name="T6">、或</text:span><text:span text:style-name="T3">lib</text:span><text:span text:style-name="T6">、</text:span><text:span text:style-name="T3">dll</text:span><text:span text:style-name="T6">）的集合。。虽然</text:span><text:span text:style-name="T3">Linux</text:span><text:span text:style-name="T6">下的大多数函数都默认将头文件放到</text:span><text:span text:style-name="T3">/usr/include/</text:span><text:span text:style-name="T6">目录下，而库文件则放到</text:span><text:span text:style-name="T3">/usr/lib/</text:span><text:span text:style-name="T6">目录下；</text:span><text:span text:style-name="T3">Windows</text:span><text:span text:style-name="T6">所使用的库文件主要放在</text:span><text:span text:style-name="T3">Visual Stido</text:span><text:span text:style-name="T6">的目录下的</text:span><text:span text:style-name="T3">include</text:span><text:span text:style-name="T6">和</text:span><text:span text:style-name="T3">lib</text:span><text:span text:style-name="T6">，以及系统文件夹下。但也有的时候，我们要用的库不再这些目录下，所以</text:span><text:span text:style-name="T3">GCC</text:span><text:span text:style-name="T6">在编译时必须用自己的办法来查找所需要的头文件和库文件。</text:span></text:p>
      <text:p text:style-name="P1"><text:span text:style-name="T6">例如我们的程序</text:span><text:span text:style-name="T3">test.c</text:span><text:span text:style-name="T6">是在</text:span><text:span text:style-name="T3">linux</text:span><text:span text:style-name="T6">上使用</text:span><text:span text:style-name="T3">c</text:span><text:span text:style-name="T6">连接</text:span><text:span text:style-name="T3">mysql</text:span><text:span text:style-name="T6">，这个时候我们需要去</text:span><text:span text:style-name="T3">mysql</text:span><text:span text:style-name="T6">官网下载</text:span><text:span text:style-name="T3">MySQL Connectors</text:span><text:span text:style-name="T6">的</text:span><text:span text:style-name="T3">C</text:span><text:span text:style-name="T6">库，下载下来解压之后，有一个</text:span><text:span text:style-name="T3">include</text:span><text:span text:style-name="T6">文件夹，里面包含</text:span><text:span text:style-name="T3">mysql connectors</text:span><text:span text:style-name="T6">的头文件，还有一个</text:span><text:span text:style-name="T3">lib</text:span><text:span text:style-name="T6">文件夹，里面包含二进制</text:span><text:span text:style-name="T3">so</text:span><text:span text:style-name="T6">文件</text:span><text:span text:style-name="T3">libmysqlclient.so</text:span></text:p>
      <text:p text:style-name="P1"><text:span text:style-name="T6">其中</text:span><text:span text:style-name="T3">inclulde</text:span><text:span text:style-name="T6">文件夹的路径是</text:span><text:span text:style-name="T3">/usr/dev/mysql/include,lib</text:span><text:span text:style-name="T6">文件夹是</text:span><text:span text:style-name="T3">/usr/dev/mysql/lib</text:span></text:p>
      <text:p text:style-name="P1"><text:soft-page-break/> </text:p>
      <text:h text:style-name="P10" text:outline-level="5"><text:bookmark text:name="_Toc311642849"/><text:span text:style-name="T4">5.1</text:span><text:span text:style-name="T7">编译成可执行文件</text:span></text:h>
      <text:p text:style-name="P1"><text:span text:style-name="T6">首先我们要进行编译</text:span><text:span text:style-name="T3">test.c</text:span><text:span text:style-name="T6">为目标文件，这个时候需要执行</text:span></text:p>
      <text:p text:style-name="P7">gcc –c –I /usr/dev/mysql/include test.c –o test.o</text:p>
      <text:h text:style-name="P10" text:outline-level="5"><text:bookmark text:name="_Toc311642850"/><text:span text:style-name="T4">5.2</text:span><text:span text:style-name="T7">链接</text:span></text:h>
      <text:p text:style-name="P1"><text:span text:style-name="T6">最后我们把所有目标文件链接成可执行文件</text:span><text:span text:style-name="T3">:</text:span></text:p>
      <text:p text:style-name="P7">gcc –L /usr/dev/mysql/lib –lmysqlclient test.o –o test</text:p>
      <text:p text:style-name="P1"><text:span text:style-name="T3">Linux</text:span><text:span text:style-name="T6">下的库文件分为两大类分别是动态链接库（通常以</text:span><text:span text:style-name="T3">.so</text:span><text:span text:style-name="T6">结尾）和静态链接库（通常以</text:span><text:span text:style-name="T3">.a</text:span><text:span text:style-name="T6">结尾），二者的区别仅在于程序执行时所需的代码是在运行时动态加载的，还是在编译时静态加载的。</text:span></text:p>
      <text:h text:style-name="P16" text:outline-level="5"><text:span text:style-name="T4">5.3</text:span><text:span text:style-name="T7">强制链接时使用静态链接库</text:span></text:h>
      <text:p text:style-name="P1"><text:span text:style-name="T6">默认情况下， </text:span><text:span text:style-name="T3">GCC</text:span><text:span text:style-name="T6">在链接时优先使用动态链接库，只有当动态链接库不存在时才考虑使用静态链接库，如果需要的话可以在编译时加上</text:span><text:span text:style-name="T3">-static</text:span><text:span text:style-name="T6">选项，强制使用静态链接库。</text:span></text:p>
      <text:p text:style-name="P1"><text:span text:style-name="T6">在</text:span><text:span text:style-name="T3">/usr/dev/mysql/lib</text:span><text:span text:style-name="T6">目录下有链接时所需要的库文件</text:span><text:span text:style-name="T3">libmysqlclient.so</text:span><text:span text:style-name="T6">和</text:span><text:span text:style-name="T3">libmysqlclient.a</text:span><text:span text:style-name="T6">，为了让</text:span><text:span text:style-name="T3">GCC</text:span><text:span text:style-name="T6">在链接时只用到静态链接库，可以使用下面的命令</text:span><text:span text:style-name="T3">:</text:span></text:p>
      <text:p text:style-name="P8">gcc –L /usr/dev/mysql/lib –<text:span text:style-name="T9">static</text:span> –lmysqlclient test.o –o test</text:p>
      <text:p text:style-name="P1"> </text:p>
      <text:p text:style-name="P2">静态库链接时搜索路径顺序：</text:p>
      <text:p text:style-name="P1"><text:span text:style-name="T3">1. ld</text:span><text:span text:style-name="T6">会去找</text:span><text:span text:style-name="T3">GCC</text:span><text:span text:style-name="T6">命令中的参数</text:span><text:span text:style-name="T3">-L<text:line-break/>2. </text:span><text:span text:style-name="T6">再找</text:span><text:span text:style-name="T3">gcc</text:span><text:span text:style-name="T6">的环境变量</text:span><text:span text:style-name="T3">LIBRARY_PATH<text:line-break/>3. </text:span><text:span text:style-name="T6">再找内定目录 </text:span><text:span text:style-name="T3">/lib /usr/lib /usr/local/lib </text:span><text:span text:style-name="T6">这是当初</text:span><text:span text:style-name="T3">compile gcc</text:span><text:span text:style-name="T6">时写在程序内的</text:span></text:p>
      <text:p text:style-name="P1"><text:span text:style-name="T6">动态链接时、执行时搜索路径顺序</text:span><text:span text:style-name="T3">:</text:span></text:p>
      <text:p text:style-name="P1"><text:span text:style-name="T3">1. </text:span><text:span text:style-name="T6">编译目标代码时指定的动态库搜索路径</text:span><text:span text:style-name="T3"><text:line-break/>2. </text:span><text:span text:style-name="T6">环境变量</text:span><text:span text:style-name="T3">LD_LIBRARY_PATH</text:span><text:span text:style-name="T6">指定的动态库搜索路径</text:span><text:span text:style-name="T3"><text:line-break/>3. </text:span><text:span text:style-name="T6">配置文件</text:span><text:span text:style-name="T3">/etc/ld.so.conf</text:span><text:span text:style-name="T6">中指定的动态库搜索路径</text:span><text:span text:style-name="T3"><text:line-break/>4. </text:span><text:span text:style-name="T6">默认的动态库搜索路径</text:span><text:span text:style-name="T3">/lib<text:line-break/>5. </text:span><text:span text:style-name="T6">默认的动态库搜索路径</text:span><text:span text:style-name="T3">/usr/lib</text:span></text:p>
      <text:p text:style-name="P1"><text:soft-page-break/><text:span text:style-name="T6">有关环境变量：</text:span><text:span text:style-name="T3"><text:line-break/>LIBRARY_PATH</text:span><text:span text:style-name="T6">环境变量：指定程序静态链接库文件搜索路径</text:span><text:span text:style-name="T3"><text:line-break/>LD_LIBRARY_PATH</text:span><text:span text:style-name="T6">环境变量：指定程序动态链接库文件搜索路径</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imes New Roman" svg:font-family="'Times New Roman'"/>
    <style:font-face style:name="Verdana" svg:font-family="Verdana, Genev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7:36:25.008193238</meta:creation-date>
    <dc:date>2016-11-28T17:44:57.002245496</dc:date>
    <meta:editing-duration>PT7M43S</meta:editing-duration>
    <meta:editing-cycles>2</meta:editing-cycles>
    <meta:generator>LibreOffice/5.2.2.2$Linux_X86_64 LibreOffice_project/20m0$Build-2</meta:generator>
    <meta:document-statistic meta:table-count="0" meta:image-count="2" meta:object-count="0" meta:page-count="9" meta:paragraph-count="138" meta:word-count="4202" meta:character-count="6694" meta:non-whitespace-character-count="6272"/>
  </office:meta>
</office:document-meta>
</file>